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fo:min-height="8.296cm"/>
    </style:style>
    <style:style style:name="gr2" style:family="graphic" style:parent-style-name="objectwithshadow">
      <style:graphic-properties draw:auto-grow-height="true" draw:auto-grow-width="false" fo:min-height="10.192cm" fo:min-width="0cm"/>
    </style:style>
    <style:style style:name="gr3" style:family="graphic" style:parent-style-name="objectwithshadow">
      <style:graphic-properties fo:min-height="3.5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text-indent="0.1cm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6.2cm" svg:height="8.546cm" svg:x="1cm" svg:y="1cm">
          <draw:text-box>
            <text:p>Usuarios</text:p>
            <text:p/>
            <text:p><text:span text:style-name="T1">- ID</text:span></text:p>
            <text:p><text:span text:style-name="T1">- Nombre</text:span></text:p>
            <text:p><text:span text:style-name="T1">- email</text:span></text:p>
            <text:p><text:span text:style-name="T1">- avatar</text:span></text:p>
            <text:p><text:span text:style-name="T1">- contraseña encriptada</text:span></text:p>
            <text:p><text:span text:style-name="T1">- activo (boolean)</text:span></text:p>
            <text:p><text:span text:style-name="T1">- clave_activación (hash)</text:span></text:p>
            <text:p><text:span text:style-name="T1">- grupos de usuarios []</text:span></text:p>
            <text:p><text:span text:style-name="T1">- API_TOKEN_KEY,</text:span></text:p>
            <text:p><text:span text:style-name="T1">- versión</text:span></text:p>
            <text:p><text:span text:style-name="T1">- fecha_creacion</text:span></text:p>
            <text:p><text:span text:style-name="T1">- ultima_fecha_modif</text:span></text:p>
            <text:p><text:span text:style-name="T1"/></text:p>
            <text:p/>
          </draw:text-box>
        </draw:frame>
        <draw:frame draw:style-name="gr2" draw:layer="layout" svg:width="6cm" svg:height="10.442cm" svg:x="11.5cm" svg:y="9.5cm">
          <draw:text-box>
            <text:p>Publicaciones</text:p>
            <text:p><text:span text:style-name="T1"/></text:p>
            <text:p><text:span text:style-name="T1">- id</text:span></text:p>
            <text:p><text:span text:style-name="T1">- título</text:span></text:p>
            <text:p><text:span text:style-name="T1">- nombre</text:span></text:p>
            <text:p><text:span text:style-name="T1">- tipo</text:span></text:p>
            <text:p><text:span text:style-name="T1">- url []</text:span></text:p>
            <text:p><text:span text:style-name="T1">- enlaces []</text:span></text:p>
            <text:p><text:span text:style-name="T1">- publicado (boolean)</text:span></text:p>
            <text:p><text:span text:style-name="T1">- publico (boolean)</text:span></text:p>
            <text:p><text:span text:style-name="T1">- autor</text:span></text:p>
            <text:p><text:span text:style-name="T1">- ultimo_editor</text:span></text:p>
            <text:p text:style-name="P1"><text:span text:style-name="T1">- entradilla</text:span></text:p>
            <text:p text:style-name="P1"><text:span text:style-name="T1">- imagen_portada (icono)</text:span></text:p>
            <text:p><text:span text:style-name="T1">- posicion_icono</text:span></text:p>
            <text:p><text:span text:style-name="T1">- main (menu)</text:span></text:p>
            <text:p><text:span text:style-name="T1">- texto_completo</text:span></text:p>
            <text:p><text:span text:style-name="T1">- tags []</text:span></text:p>
            <text:p><text:span text:style-name="T1">- versión</text:span></text:p>
            <text:p><text:span text:style-name="T1">- fecha_creacion</text:span></text:p>
            <text:p><text:span text:style-name="T1">- ultima_fecha_modif</text:span></text:p>
          </draw:text-box>
        </draw:frame>
        <draw:frame draw:style-name="gr3" draw:layer="layout" svg:width="6.2cm" svg:height="3.8cm" svg:x="22.5cm" svg:y="1cm">
          <draw:text-box>
            <text:p>GruposUsuarios</text:p>
            <text:p><text:span text:style-name="T1"/></text:p>
            <text:p><text:span text:style-name="T1">- id</text:span></text:p>
            <text:p><text:span text:style-name="T1">- Nombre_grupo</text:span></text:p>
            <text:p><text:span text:style-name="T1">- permisos[]</text:span></text:p>
          </draw:text-box>
        </draw:frame>
        <draw:line draw:style-name="gr4" draw:text-style-name="P2" draw:layer="layout" svg:x1="5.6cm" svg:y1="6.1cm" svg:x2="22.8cm" svg:y2="2.6cm">
          <text:p/>
        </draw:line>
        <draw:line draw:style-name="gr4" draw:text-style-name="P2" draw:layer="layout" svg:x1="18.3cm" svg:y1="10.9cm" svg:x2="13.1cm" svg:y2="11cm">
          <text:p/>
        </draw:line>
        <draw:line draw:style-name="gr5" draw:text-style-name="P2" draw:layer="layout" svg:x1="14.2cm" svg:y1="13.4cm" svg:x2="18.3cm" svg:y2="13.4cm">
          <text:p/>
        </draw:line>
        <draw:line draw:style-name="gr5" draw:text-style-name="P2" draw:layer="layout" svg:x1="18.3cm" svg:y1="13.4cm" svg:x2="18.3cm" svg:y2="10.9cm">
          <text:p/>
        </draw:line>
        <draw:line draw:style-name="gr5" draw:text-style-name="P2" draw:layer="layout" svg:x1="11.2cm" svg:y1="14.9cm" svg:x2="9.1cm" svg:y2="14.9cm">
          <text:p/>
        </draw:line>
        <draw:line draw:style-name="gr5" draw:text-style-name="P2" draw:layer="layout" svg:x1="9.1cm" svg:y1="15.3cm" svg:x2="9.1cm" svg:y2="2.8cm">
          <text:p/>
        </draw:line>
        <draw:line draw:style-name="gr4" draw:text-style-name="P2" draw:layer="layout" svg:x1="9.1cm" svg:y1="2.8cm" svg:x2="2.5cm" svg:y2="2.8cm">
          <text:p/>
        </draw:line>
        <draw:line draw:style-name="gr5" draw:text-style-name="P2" draw:layer="layout" svg:x1="9.1cm" svg:y1="15.3cm" svg:x2="11.2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8:33:32.227777168</meta:creation-date>
    <dc:date>2019-03-20T20:31:22.661484883</dc:date>
    <meta:editing-duration>PT1H7M55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